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5E0000015E0BC2EAD2E.png" manifest:media-type=""/>
  <manifest:file-entry manifest:full-path="Pictures/10000000000015E0000015E0AF05B009.png" manifest:media-type=""/>
  <manifest:file-entry manifest:full-path="Pictures/10000000000015E0000015E02D6682F3.png" manifest:media-type=""/>
  <manifest:file-entry manifest:full-path="Pictures/10000000000015E0000015E0EABC511D.png" manifest:media-type=""/>
  <manifest:file-entry manifest:full-path="Pictures/10000000000015E0000015E068DF63E7.png" manifest:media-type=""/>
  <manifest:file-entry manifest:full-path="Pictures/10000000000015E0000015E03E4D9FD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0ef0" officeooo:paragraph-rsid="00130ef0"/>
    </style:style>
    <style:style style:name="T1" style:family="text">
      <style:text-properties officeooo:rsid="0013ad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91cm" svg:y="0.411cm" svg:width="2.979cm" svg:height="2.979cm" draw:z-index="1"><draw:image xlink:href="Pictures/10000000000015E0000015E03E4D9FD4.png" xlink:type="simple" xlink:show="embed" xlink:actuate="onLoad"/></draw:frame><draw:frame draw:style-name="fr1" draw:name="graphics3" text:anchor-type="paragraph" svg:x="6.805cm" svg:y="0.478cm" svg:width="2.979cm" svg:height="2.979cm" draw:z-index="2"><draw:image xlink:href="Pictures/10000000000015E0000015E068DF63E7.png" xlink:type="simple" xlink:show="embed" xlink:actuate="onLoad"/></draw:frame><draw:frame draw:style-name="fr1" draw:name="graphics4" text:anchor-type="paragraph" svg:x="12.25cm" svg:y="0.467cm" svg:width="2.979cm" svg:height="2.979cm" draw:z-index="3"><draw:image xlink:href="Pictures/10000000000015E0000015E0EABC511D.png" xlink:type="simple" xlink:show="embed" xlink:actuate="onLoad"/></draw:frame></text:p>
      <text:p text:style-name="Standard"><draw:frame draw:style-name="fr1" draw:name="graphics5" text:anchor-type="paragraph" svg:x="18.505cm" svg:y="0.192cm" svg:width="2.979cm" svg:height="2.979cm" draw:z-index="4"><draw:image xlink:href="Pictures/10000000000015E0000015E02D6682F3.png" xlink:type="simple" xlink:show="embed" xlink:actuate="onLoad"/></draw:frame><draw:frame draw:style-name="fr1" draw:name="graphics6" text:anchor-type="paragraph" svg:x="23.853cm" svg:y="0.064cm" svg:width="2.979cm" svg:height="2.979cm" draw:z-index="5"><draw:image xlink:href="Pictures/10000000000015E0000015E0AF05B00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ag <text:span text:style-name="T1">5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0.57cm" svg:y="0.127cm" svg:width="2.979cm" svg:height="2.979cm" draw:z-index="0"><draw:image xlink:href="Pictures/10000000000015E0000015E0BC2EAD2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ag <text:span text:style-name="T1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6:25:18.233925176</meta:creation-date>
    <dc:date>2014-04-26T10:29:24.021880373</dc:date>
    <meta:editing-duration>P0D</meta:editing-duration>
    <meta:editing-cycles>1</meta:editing-cycles>
    <meta:generator>LibreOffice/4.1.3.2$Linux_X86_64 LibreOffice_project/410m0$Build-2</meta:generator>
    <meta:document-statistic meta:table-count="0" meta:image-count="6" meta:object-count="0" meta:page-count="1" meta:paragraph-count="2" meta:word-count="4" meta:character-count="10" meta:non-whitespace-character-count="8"/>
  </office:meta>
</office:document-meta>
</file>